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e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ed</text:h>
                    <text:list>
                        <text:list-item>
                            <text:h text:style-name="Heading_20_2" text:outline-level="2">Description</text:h>
                        </text:list-item>
                    </text:list>
                </text:list-item>
            </text:list>

            <text:p text:style-name="Standard">The LEDs are rectangle-like (or circle) object whose brightness can be adjusted. With lower brightness the colors of the LED become darker.</text:p><text:p text:style-name="Standard">More info (<text:a xlink:type="simple" xlink:href="https://docs.lvgl.io/master/widgets/led.html" text:style-name="Internet_20_link" text:visited-style-name="Visited_20_Internet_20_Link">link</text:a>)</text:p>

            
                <text:list xml:id="list_Led2" text:continue-numbering="true" text:continue-list="list_Le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ed3" text:continue-numbering="true" text:style-name="Outline">
                                                <text:list-item>
                                                    <text:list>
                                                        <text:list-item>
                                                            <text:list>
                                                                <text:list-item>
                                                                    <text:h text:style-name="Heading_20_3" text:outline-level="3">
                                                                        Color
                                                                        <text:s text:c="4"/>
                                                                        <text:span text:style-name="T2">EXPRESSION (integer)</text:span>
                                                                    </text:h>
                                                                </text:list-item>
                                                            </text:list>
                                                        </text:list-item>
                                                    </text:list>
                                                </text:list-item>
                                            </text:list>
                                            <text:p text:style-name="Standard">You can set the color of the LED. This will be used as background color, border color, and shadow color.</text:p>,
                                            <text:list xml:id="list_Led4" text:continue-numbering="true" text:continue-list="list_Led3" text:style-name="Outline">
                                                <text:list-item>
                                                    <text:list>
                                                        <text:list-item>
                                                            <text:list>
                                                                <text:list-item>
                                                                    <text:h text:style-name="Heading_20_3" text:outline-level="3">
                                                                        Color type
                                                                        <text:s text:c="4"/>
                                                                        <text:span text:style-name="T2">Enum</text:span>
                                                                    </text:h>
                                                                </text:list-item>
                                                            </text:list>
                                                        </text:list-item>
                                                    </text:list>
                                                </text:list-item>
                                            </text:list>
                                            <text:p text:style-name="Standard">Here we can choose whether the <text:span text:style-name="backtick">Color</text:span> property will be calculated from the Expression.</text:p>,
                                            <text:list xml:id="list_Led5" text:continue-numbering="true" text:continue-list="list_Led4" text:style-name="Outline">
                                                <text:list-item>
                                                    <text:list>
                                                        <text:list-item>
                                                            <text:list>
                                                                <text:list-item>
                                                                    <text:h text:style-name="Heading_20_3" text:outline-level="3">
                                                                        Brightness
                                                                        <text:s text:c="4"/>
                                                                        <text:span text:style-name="T2">EXPRESSION (integer)</text:span>
                                                                    </text:h>
                                                                </text:list-item>
                                                            </text:list>
                                                        </text:list-item>
                                                    </text:list>
                                                </text:list-item>
                                            </text:list>
                                            <text:p text:style-name="Standard">Brightness of the LED. The brightness should be between 0 (darkest) and 255 (lightest).</text:p>,
                                            <text:list xml:id="list_Led6" text:continue-numbering="true" text:continue-list="list_Led5" text:style-name="Outline">
                                                <text:list-item>
                                                    <text:list>
                                                        <text:list-item>
                                                            <text:list>
                                                                <text:list-item>
                                                                    <text:h text:style-name="Heading_20_3" text:outline-level="3">
                                                                        Brightness type
                                                                        <text:s text:c="4"/>
                                                                        <text:span text:style-name="T2">Enum</text:span>
                                                                    </text:h>
                                                                </text:list-item>
                                                            </text:list>
                                                        </text:list-item>
                                                    </text:list>
                                                </text:list-item>
                                            </text:list>
                                            <text:p text:style-name="Standard">Here we can choose whether the <text:span text:style-name="backtick">Brightness</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ed7" text:continue-numbering="true" text:continue-list="list_Led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ed8" text:continue-numbering="true" text:continue-list="list_Le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ed9" text:continue-numbering="true" text:continue-list="list_Le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e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ed11" text:continue-numbering="true" text:continue-list="list_Led9"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Led12" text:continue-numbering="true" text:continue-list="list_Led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ed13" text:continue-numbering="true" text:continue-list="list_Led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ed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ed15" text:continue-numbering="true" text:continue-list="list_Le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ed16" text:continue-numbering="true" text:continue-list="list_Led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ed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ed18" text:continue-numbering="true" text:continue-list="list_Led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ed19" text:continue-numbering="true" text:continue-list="list_Led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ed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ed21" text:continue-numbering="true" text:continue-list="list_Led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ed22" text:continue-numbering="true" text:continue-list="list_Led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ed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ed24" text:continue-numbering="true" text:continue-list="list_Led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ed25" text:continue-numbering="true" text:continue-list="list_Led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ed26" text:continue-numbering="true" text:continue-list="list_Led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ed27" text:continue-numbering="true" text:continue-list="list_Led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ed28" text:continue-numbering="true" text:continue-list="list_Led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ed29" text:continue-numbering="true" text:continue-list="list_Led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ed30" text:continue-numbering="true" text:continue-list="list_Led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ed31" text:continue-numbering="true" text:continue-list="list_Led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ed32" text:continue-numbering="true" text:continue-list="list_Led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ed33" text:continue-numbering="true" text:continue-list="list_Led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ed34" text:continue-numbering="true" text:continue-list="list_Led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ed35" text:continue-numbering="true" text:continue-list="list_Led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ed36" text:continue-numbering="true" text:continue-list="list_Led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ed37" text:continue-numbering="true" text:continue-list="list_Led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ed38" text:continue-numbering="true" text:continue-list="list_Led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ed39" text:continue-numbering="true" text:continue-list="list_Led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ed40" text:continue-numbering="true" text:continue-list="list_Led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ed41" text:continue-numbering="true" text:continue-list="list_Led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ed42" text:continue-numbering="true" text:continue-list="list_Led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ed43" text:continue-numbering="true" text:continue-list="list_Led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ed44" text:continue-numbering="true" text:continue-list="list_Led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ed45" text:continue-numbering="true" text:continue-list="list_Led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ed46" text:continue-numbering="true" text:continue-list="list_Led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ed47" text:continue-numbering="true" text:continue-list="list_Led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ed48" text:continue-numbering="true" text:continue-list="list_Led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ed49" text:continue-numbering="true" text:continue-list="list_Led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ed50" text:continue-numbering="true" text:continue-list="list_Led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ed51" text:continue-numbering="true" text:continue-list="list_Led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ed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ed53" text:continue-numbering="true" text:continue-list="list_Led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ed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ed55" text:continue-numbering="true" text:continue-list="list_Led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ed57" text:continue-numbering="true" text:continue-list="list_Led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ed59" text:continue-numbering="true" text:continue-list="list_Led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ed60" text:continue-numbering="true" text:continue-list="list_Led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ed61" text:continue-numbering="true" text:continue-list="list_Led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ed62" text:continue-numbering="true" text:continue-list="list_Led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ed63" text:continue-numbering="true" text:continue-list="list_Led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ed64" text:continue-numbering="true" text:continue-list="list_Led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ed65" text:continue-numbering="true" text:continue-list="list_Led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Led66" text:continue-numbering="true" text:continue-list="list_Led65"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ed67" text:continue-numbering="true" text:continue-list="list_Led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ed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ed69" text:continue-numbering="true" text:continue-list="list_Led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ed70" text:continue-numbering="true" text:continue-list="list_Led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ed71" text:continue-numbering="true" text:continue-list="list_Led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